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officeooo:rsid="0013b939" officeooo:paragraph-rsid="0013b939"/>
    </style:style>
    <style:style style:name="P3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4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5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6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7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8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9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0" style:family="paragraph" style:parent-style-name="Standard">
      <style:text-properties officeooo:rsid="001d6656" officeooo:paragraph-rsid="001d6656"/>
    </style:style>
    <style:style style:name="P11" style:family="paragraph" style:parent-style-name="Standard">
      <style:text-properties officeooo:rsid="001e083a" officeooo:paragraph-rsid="001e083a"/>
    </style:style>
    <style:style style:name="P12" style:family="paragraph" style:parent-style-name="Standard">
      <style:text-properties officeooo:rsid="001f701e" officeooo:paragraph-rsid="001f701e"/>
    </style:style>
    <style:style style:name="P13" style:family="paragraph" style:parent-style-name="Standard">
      <style:text-properties officeooo:rsid="0020b31d" officeooo:paragraph-rsid="0020b31d"/>
    </style:style>
    <style:style style:name="P14" style:family="paragraph" style:parent-style-name="Standard">
      <style:text-properties officeooo:rsid="0020bfcc" officeooo:paragraph-rsid="0020bfcc"/>
    </style:style>
    <style:style style:name="P15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6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officeooo:paragraph-rsid="0013b939"/>
    </style:style>
    <style:style style:name="P22" style:family="paragraph" style:parent-style-name="Standard">
      <style:text-properties officeooo:rsid="002cee53" officeooo:paragraph-rsid="002cee53"/>
    </style:style>
    <style:style style:name="P23" style:family="paragraph" style:parent-style-name="Standard">
      <style:text-properties officeooo:rsid="00309096" officeooo:paragraph-rsid="00309096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velopment of Github_PCB-111000</text:p>
      <text:p text:style-name="P3"/>
      <text:p text:style-name="P5">Create new folders<text:tab/>9_Nano_Projects</text:p>
      <text:p text:style-name="P5">and<text:tab/><text:tab/><text:tab/>Resources_nano_projects</text:p>
      <text:p text:style-name="P5"/>
      <text:p text:style-name="P5">Go to <text:tab/><text:tab/><text:tab/>ATMEGA_project_work_BKP_30_Sept_2022\I2C_apps_project_V10<text:tab/>and</text:p>
      <text:p text:style-name="P5">Copy <text:span text:style-name="T1">the </text:span>files in<text:tab/>2_User_projects_V1_9\Resources_V12 to Resources_nano_projects</text:p>
      <text:p text:style-name="P1"/>
      <text:p text:style-name="P10">Create a new Arduino project <text:tab/>1_first_project </text:p>
      <text:p text:style-name="P10">and save it under<text:tab/><text:tab/><text:tab/>9_Nano_Projects</text:p>
      <text:p text:style-name="P10">Note that folder<text:tab/><text:tab/><text:tab/>1_first_project <text:tab/>is created for the project </text:p>
      <text:p text:style-name="P10"/>
      <text:p text:style-name="P11">Open<text:tab/><text:tab/><text:tab/><text:tab/><text:tab/>2_User_projects_V1_9\….\….\Open Proj_1A1</text:p>
      <text:p text:style-name="P11">Copy its contents into the Arduino project</text:p>
      <text:p text:style-name="P10"/>
      <text:p text:style-name="P11">Copy<text:tab/><text:tab/><text:tab/><text:tab/>Proj_1A1 hex file and </text:p>
      <text:p text:style-name="P11"><text:tab/><text:tab/><text:tab/><text:tab/>Proj_1A1_header_file</text:p>
      <text:p text:style-name="P11">into the <text:tab/><text:tab/><text:tab/><text:span text:style-name="T2">1_first_project </text:span>folder along side the <text:span text:style-name="T2">1_first_project </text:span>project </text:p>
      <text:p text:style-name="P11">Rename the header file <text:tab/>First_project_header</text:p>
      <text:p text:style-name="P11"/>
      <text:p text:style-name="P12">Upload the hex file to a PCB111000 </text:p>
      <text:p text:style-name="P12">Check it runs immediately following an -r- keypress</text:p>
      <text:p text:style-name="P12">Gives Version data following an -x- keypress</text:p>
      <text:p text:style-name="P12"/>
      <text:p text:style-name="P13">Close and reopen the Arduino Project so that it includes the header file</text:p>
      <text:p text:style-name="P13">Edit the #include statement to read<text:tab/>#include "First_project_header.h"</text:p>
      <text:p text:style-name="P13"/>
      <text:p text:style-name="P14">Compile the project using Nano board Atmega 168 processor</text:p>
      <text:p text:style-name="P14">Using <text:tab/><text:tab/>setup_HW_basic;</text:p>
      <text:p text:style-name="P14">and<text:tab/><text:tab/>setup_HW</text:p>
      <text:p text:style-name="P14"/>
      <text:p text:style-name="P14">Check the following <text:span text:style-name="T3">text</text:span> is printed out OK</text:p>
      <text:p text:style-name="P14">1 for OS version</text:p>
      <text:p text:style-name="P14">2 for system data</text:p>
      <text:p text:style-name="P14">3 Message from the OS (x to escape)</text:p>
      <text:p text:style-name="P14">The Default project runs correctly</text:p>
      <text:p text:style-name="P14"/>
      <text:p text:style-name="P14">OS version</text:p>
      <text:p text:style-name="P14">OS: I2C_V20_0_CA</text:p>
      <text:p text:style-name="P14"/>
      <text:p text:style-name="P14">System data:</text:p>
      <text:p text:style-name="P14">SW information: Operating system I2C_V20_0_CA <text:s/>Projects V1_9 and Bootloader V4_21_CA. <text:s/>External programmer V2_30B</text:p>
      <text:p text:style-name="P14"/>
      <text:p text:style-name="P14"/>
      <text:p text:style-name="P4">Update mini-OS</text:p>
      <text:p text:style-name="P4"/>
      <text:p text:style-name="P7">Github_PCB-111000 <text:span text:style-name="T4">contains mini-OS version12 and 13.</text:span></text:p>
      <text:p text:style-name="P8">Replace this OS with mini-OS_V<text:span text:style-name="T5">ersion </text:span>20 <text:span text:style-name="T5">copied from</text:span></text:p>
      <text:p text:style-name="P6">ATMEGA_project_work_BKP_30_Sept_2022\I2C_apps_project_V10</text:p>
      <text:p text:style-name="P6"/>
      <text:p text:style-name="P9"/>
      <text:p text:style-name="P9"><text:soft-page-break/>Rebuilding mini-OS_V20 will require use of Atmel Studio 7.</text:p>
      <text:p text:style-name="P9">Reprogramming the Atmega 328 with require the programs saved under</text:p>
      <text:p text:style-name="P16">ATMEGA_project_work_BKP_30_Sept_2022\I2C_apps_project_V10</text:p>
      <text:p text:style-name="P16"/>
      <text:p text:style-name="P17">To update the mini-OS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22">If more boards are to be built a UNO will be used to put <text:span text:style-name="T9">V2.30B </text:span><text:span text:style-name="T8">onto an Atmega 168</text:span></text:p>
      <text:p text:style-name="P1"/>
      <text:p text:style-name="P23">The atmega 328 programmer applies tye following config bytes to the 168</text:p>
      <text:p text:style-name="P1"/>
      <text:p text:style-name="P23">FF<text:tab/>D5<text:tab/>C2<text:tab/>EB</text:p>
      <text:p text:style-name="P23"/>
      <text:p text:style-name="P23">V1.10 uses </text:p>
      <text:p text:style-name="P23">FF<text:tab/>D7<text:tab/>E2<text:tab/>EB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6-27T20:39:21.090000000</dc:date>
    <meta:editing-duration>PT7H57M8S</meta:editing-duration>
    <meta:editing-cycles>16</meta:editing-cycles>
    <meta:document-statistic meta:table-count="0" meta:image-count="0" meta:object-count="0" meta:page-count="2" meta:paragraph-count="53" meta:word-count="346" meta:character-count="2398" meta:non-whitespace-character-count="2060"/>
  </office:meta>
</office:document-meta>
</file>